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ef6f" officeooo:paragraph-rsid="000aef6f" fo:background-color="#fff200"/>
    </style:style>
    <style:style style:name="P2" style:family="paragraph" style:parent-style-name="Standard">
      <style:text-properties officeooo:rsid="000aef6f" officeooo:paragraph-rsid="00147a81" fo:background-color="#fff200"/>
    </style:style>
    <style:style style:name="P3" style:family="paragraph" style:parent-style-name="Standard">
      <style:text-properties officeooo:rsid="000aef6f" officeooo:paragraph-rsid="0015c9f7" fo:background-color="#fff200"/>
    </style:style>
    <style:style style:name="P4" style:family="paragraph" style:parent-style-name="Standard">
      <style:text-properties officeooo:rsid="000cca7e" officeooo:paragraph-rsid="000cca7e" fo:background-color="#fff200"/>
    </style:style>
    <style:style style:name="P5" style:family="paragraph" style:parent-style-name="Standard">
      <style:text-properties officeooo:rsid="000cca7e" officeooo:paragraph-rsid="00147a81" fo:background-color="#fff200"/>
    </style:style>
    <style:style style:name="P6" style:family="paragraph" style:parent-style-name="Standard">
      <style:text-properties officeooo:rsid="000e43d2" officeooo:paragraph-rsid="000e43d2" fo:background-color="#fff200"/>
    </style:style>
    <style:style style:name="P7" style:family="paragraph" style:parent-style-name="Standard">
      <style:text-properties officeooo:paragraph-rsid="000f5fcb"/>
    </style:style>
    <style:style style:name="T1" style:family="text">
      <style:text-properties officeooo:rsid="000f5fcb" fo:background-color="#fff200" loext:char-shading-value="0"/>
    </style:style>
    <style:style style:name="T2" style:family="text">
      <style:text-properties officeooo:rsid="001bbe4c" fo:background-color="#fff200" loext:char-shading-value="0"/>
    </style:style>
    <style:style style:name="T3" style:family="text">
      <style:text-properties officeooo:rsid="000f8a3c"/>
    </style:style>
    <style:style style:name="T4" style:family="text">
      <style:text-properties officeooo:rsid="00111389"/>
    </style:style>
    <style:style style:name="T5" style:family="text">
      <style:text-properties officeooo:rsid="00121fd5"/>
    </style:style>
    <style:style style:name="T6" style:family="text">
      <style:text-properties officeooo:rsid="0013d384"/>
    </style:style>
    <style:style style:name="T7" style:family="text">
      <style:text-properties officeooo:rsid="00147a81"/>
    </style:style>
    <style:style style:name="T8" style:family="text">
      <style:text-properties officeooo:rsid="0014850c"/>
    </style:style>
    <style:style style:name="T9" style:family="text">
      <style:text-properties officeooo:rsid="001639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CI LE LIEN TRELLO QUI EXPLIQUE LE EN GRAPHIQUE LE CHEMINE MEN DU TRAVAIL</text:p>
      <text:p text:style-name="P1"/>
      <text:p text:style-name="P1"/>
      <text:p text:style-name="P1"/>
      <text:p text:style-name="P1"/>
      <text:p text:style-name="P1"/>
      <text:p text:style-name="P1">Dans notre projet,nous avons fait les RDV sur 3 services :</text:p>
      <text:p text:style-name="P1"/>
      <text:p text:style-name="P1"/>
      <text:p text:style-name="P1">service : HEMATOLOGIE;</text:p>
      <text:p text:style-name="P1"/>
      <text:p text:style-name="P1">service : RHUMATOLOGIE;</text:p>
      <text:p text:style-name="P1"/>
      <text:p text:style-name="P1">service : DODONTOLOGIE;</text:p>
      <text:p text:style-name="P1"/>
      <text:p text:style-name="P1"/>
      <text:p text:style-name="P1"/>
      <text:p text:style-name="P2">Dans le service HEMATOLOGIE, nous avons un MEDECIN dont le Login est :<text:span text:style-name="T3">HEMA2</text:span></text:p>
      <text:p text:style-name="P2"><text:s/> <text:tab/><text:tab/><text:tab/><text:tab/><text:tab/><text:tab/><text:tab/><text:tab/>le mot de pass est: <text:span text:style-name="T4">papepol12</text:span></text:p>
      <text:p text:style-name="P3">Et un SECRETAIRE dont le Logi est : <text:span text:style-name="T3">HEMA1</text:span></text:p>
      <text:p text:style-name="P3"><text:tab/><text:tab/><text:tab/>le mot de pass est :<text:span text:style-name="T3">papepol1 <text:s text:c="35"/>voir BDD</text:span></text:p>
      <text:p text:style-name="P1"/>
      <text:p text:style-name="P1"/>
      <text:p text:style-name="P1"/>
      <text:p text:style-name="P2">Dans le service RHUMATOLOGIE, nous avons un MEDECIN dont le Login est : <text:span text:style-name="T6">RHUM2</text:span> </text:p>
      <text:p text:style-name="P5"><text:tab/><text:tab/><text:tab/><text:tab/><text:tab/><text:tab/><text:tab/><text:tab/>le mot de pass est : <text:span text:style-name="T6">papepol123</text:span></text:p>
      <text:p text:style-name="P4">Et un SECRETAIRE dont le Login est : <text:s/><text:span text:style-name="T9">RHUM1</text:span></text:p>
      <text:p text:style-name="P4"><text:tab/><text:tab/><text:tab/>le mot de pass est :<text:span text:style-name="T9">papepol1 <text:s text:c="33"/>voir BDD</text:span></text:p>
      <text:p text:style-name="P4"/>
      <text:p text:style-name="P4"/>
      <text:p text:style-name="P4">Dans le service DODONTOLOGIE nous avons un MEDECIN dont le Login est : <text:span text:style-name="T7">DODO1</text:span></text:p>
      <text:p text:style-name="P4"><text:tab/><text:tab/><text:tab/><text:tab/><text:tab/><text:tab/><text:tab/><text:tab/>le mot de pass est : <text:span text:style-name="T7">papepol1</text:span></text:p>
      <text:p text:style-name="P4">Et unSECRETAIRE dont le Login est : <text:span text:style-name="T8">DODO2</text:span></text:p>
      <text:p text:style-name="P4"><text:tab/><text:tab/>le mot de pass est : <text:span text:style-name="T5">papepol123 <text:s text:c="33"/>voir BDD</text:span></text:p>
      <text:p text:style-name="P4"/>
      <text:p text:style-name="P4"/>
      <text:p text:style-name="P6">Nous avons utiliser le PHP,JAVASCRIPT,JUKRY,PDO,HTML,CSS,BOOTSTRAP</text:p>
      <text:p text:style-name="P6"/>
      <text:p text:style-name="P6"/>
      <text:p text:style-name="P6"/>
      <text:p text:style-name="P7"><text:span text:style-name="T1">VOICI le lien du maquette :</text:span><text:span text:style-name="T2">h</text:span><text:a xlink:type="simple" xlink:href="https://trello.com/b/8A8KA4ux/projet-hopital" text:style-name="Internet_20_link" text:visited-style-name="Visited_20_Internet_20_Link">ttps://trello.com/b/8A8KA4ux/projet-</text:a><text:a xlink:type="simple" xlink:href="https://trello.com/b/8A8KA4ux/projet-hopital" text:style-name="Internet_20_link" text:visited-style-name="Visited_20_Internet_20_Link">hopital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7:06:44.218216639</meta:creation-date>
    <dc:date>2019-11-01T17:37:56.377408511</dc:date>
    <meta:editing-duration>PT19M15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57" meta:character-count="1030" meta:non-whitespace-character-count="755"/>
  </office:meta>
</office:document-meta>
</file>